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name="P1" style:parent-style-name="Header">
      <style:text-properties fo:font-size="7pt" fo:font-style="italic" style:font-size-asian="7pt" style:font-size-complex="7pt" style:font-style-asian="italic" style:font-style-complex="italic"/>
    </style:style>
    <style:style style:family="paragraph" style:name="P2" style:parent-style-name="Heading">
      <style:text-properties fo:font-size="22pt" style:font-size-asian="22pt" style:font-size-complex="22pt"/>
    </style:style>
    <style:style style:family="section" style:name="Sect1">
      <style:section-properties anx:BungeniSectionType="body" style:editable="false">
        <style:columns fo:column-count="1" fo:column-gap="0in"/>
      </style:section-properties>
    </style:style>
    <style:style style:family="section" style:name="Sect2">
      <style:section-properties anx:BungeniSectionID="tWVXYl5ZSKqAhrrXFAtsxQ" anx:BungeniSectionType="Preface" anx:__BungeniMetaEditable="false" fo:background-color="#ffffff" fo:margin-left="0.1in" fo:margin-right="0in" style:editable="false">
        <style:columns fo:column-count="1" fo:column-gap="0in"/>
        <style:background-image/>
      </style:section-properties>
    </style:style>
    <style:style style:family="section" style:name="Sect3">
      <style:section-properties anx:BungeniSectionID="DDci2ndjTyugdaaKVX092A" anx:BungeniSectionType="Part" anx:__BungeniMetaEditable="false" fo:background-color="#ffffa1" fo:margin-left="0.3in" fo:margin-right="0in" style:editable="false">
        <style:columns fo:column-count="1" fo:column-gap="0in"/>
        <style:background-image/>
      </style:section-properties>
    </style:style>
    <style:style style:family="section" style:name="Sect4">
      <style:section-properties anx:BungeniSectionID="DDci2ndjTyugdaaKVX092A" anx:BungeniSectionType="NumberedContainer" anx:BungeniSectionUUID="77cfeca0-68be-4bc9-b854-1fabc5e53437" anx:BungeniSectionVisibility="system" anx:__BungeniMetaEditable="false" style:editable="false">
        <style:columns fo:column-count="1" fo:column-gap="0in"/>
      </style:section-properties>
    </style:style>
    <style:style style:family="section" style:name="Sect5">
      <style:section-properties anx:BungeniSectionID="pVw+ce4vRDagworwi6D+Bw" anx:BungeniSectionType="Chapter" anx:__BungeniMetaEditable="false" fo:background-color="#e8ee88" fo:margin-left="0.4in" fo:margin-right="0in" style:editable="false">
        <style:columns fo:column-count="1" fo:column-gap="0in"/>
        <style:background-image/>
      </style:section-properties>
    </style:style>
    <style:style style:family="section" style:name="Sect6">
      <style:section-properties anx:BungeniSectionID="pVw+ce4vRDagworwi6D+Bw" anx:BungeniSectionType="NumberedContainer" anx:BungeniSectionUUID="d3f6bc84-502e-4403-afad-c7a4e3b6f361" anx:BungeniSectionVisibility="system" anx:__BungeniMetaEditable="false" style:editable="false">
        <style:columns fo:column-count="1" fo:column-gap="0in"/>
      </style:section-properties>
    </style:style>
    <style:style style:family="section" style:name="Sect7">
      <style:section-properties anx:BungeniSectionID="yxWm9tksRIS/BLQGsJE7ig" anx:BungeniSectionType="Chapter" anx:__BungeniMetaEditable="false" fo:background-color="#e8ee88" fo:margin-left="0.4in" fo:margin-right="0in" style:editable="false">
        <style:columns fo:column-count="1" fo:column-gap="0in"/>
        <style:background-image/>
      </style:section-properties>
    </style:style>
    <style:style style:family="section" style:name="Sect8">
      <style:section-properties anx:BungeniSectionID="yxWm9tksRIS/BLQGsJE7ig" anx:BungeniSectionType="NumberedContainer" anx:BungeniSectionUUID="8aa2d5e0-545b-41ff-ab18-de72b278c4d6" anx:BungeniSectionVisibility="system" anx:__BungeniMetaEditable="false" style:editable="false">
        <style:columns fo:column-count="1" fo:column-gap="0in"/>
      </style:section-properties>
    </style:style>
    <style:style style:family="section" style:name="Sect9">
      <style:section-properties anx:BungeniSectionID="2efCJ+MtTP2AmcXmOkTO+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0">
      <style:section-properties anx:BungeniSectionID="2efCJ+MtTP2AmcXmOkTO+Q" anx:BungeniSectionType="NumberedContainer" anx:BungeniSectionUUID="6cccf9b5-a83e-4408-81ff-e08fc85cb987" anx:BungeniSectionVisibility="system" anx:__BungeniMetaEditable="false" style:editable="false">
        <style:columns fo:column-count="1" fo:column-gap="0in"/>
      </style:section-properties>
    </style:style>
    <style:style style:family="section" style:name="Sect11">
      <style:section-properties anx:BungeniSectionID="UwT3ldKpTpO6bwJ6i7Emq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2">
      <style:section-properties anx:BungeniSectionID="UwT3ldKpTpO6bwJ6i7EmqQ" anx:BungeniSectionType="NumberedContainer" anx:BungeniSectionUUID="7a760bc6-6138-4cff-a37a-6d6307fe80fe" anx:BungeniSectionVisibility="system" anx:__BungeniMetaEditable="false" style:editable="false">
        <style:columns fo:column-count="1" fo:column-gap="0in"/>
      </style:section-properties>
    </style:style>
    <style:style style:family="section" style:name="Sect13">
      <style:section-properties anx:BungeniSectionID="CCkUZznWQeWokeplynK1OQ" anx:BungeniSectionType="Part" anx:__BungeniMetaEditable="false" fo:background-color="#ffffa1" fo:margin-left="0.3in" fo:margin-right="0in" style:editable="false">
        <style:columns fo:column-count="1" fo:column-gap="0in"/>
        <style:background-image/>
      </style:section-properties>
    </style:style>
    <style:style style:family="section" style:name="Sect14">
      <style:section-properties anx:BungeniSectionID="CCkUZznWQeWokeplynK1OQ" anx:BungeniSectionType="NumberedContainer" anx:BungeniSectionUUID="f065c009-3a2e-45d3-a574-c208b9cdbdad" anx:BungeniSectionVisibility="system" anx:__BungeniMetaEditable="false" style:editable="false">
        <style:columns fo:column-count="1" fo:column-gap="0in"/>
      </style:section-properties>
    </style:style>
    <style:style style:family="section" style:name="Sect15">
      <style:section-properties anx:BungeniSectionID="xFwIohvCRJ+WAEJV6JM34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6">
      <style:section-properties anx:BungeniSectionID="xFwIohvCRJ+WAEJV6JM34g" anx:BungeniSectionType="NumberedContainer" anx:BungeniSectionUUID="71af8b2d-edd9-4618-86d1-e369b06388c7" anx:BungeniSectionVisibility="system" anx:__BungeniMetaEditable="false" style:editable="false">
        <style:columns fo:column-count="1" fo:column-gap="0in"/>
      </style:section-properties>
    </style:style>
    <style:style style:family="section" style:name="Sect17">
      <style:section-properties anx:BungeniSectionID="CH7ms3R3TJCA8r4LszGaT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8">
      <style:section-properties anx:BungeniSectionID="CH7ms3R3TJCA8r4LszGaTg" anx:BungeniSectionType="NumberedContainer" anx:BungeniSectionUUID="b0a0559c-35f7-4cf7-8275-d89523d46ec4" anx:BungeniSectionVisibility="system" anx:__BungeniMetaEditable="false" style:editable="false">
        <style:columns fo:column-count="1" fo:column-gap="0in"/>
      </style:section-properties>
    </style:style>
    <style:style style:family="section" style:name="Sect19">
      <style:section-properties anx:BungeniSectionID="zicm8FdWSPiG7mAYYFySZg" anx:BungeniSectionType="Chapter" anx:__BungeniMetaEditable="false" fo:background-color="#e8ee88" fo:margin-left="0.4in" fo:margin-right="0in" style:editable="false">
        <style:columns fo:column-count="1" fo:column-gap="0in"/>
        <style:background-image/>
      </style:section-properties>
    </style:style>
    <style:style style:family="section" style:name="Sect20">
      <style:section-properties anx:BungeniSectionID="zicm8FdWSPiG7mAYYFySZg" anx:BungeniSectionType="NumberedContainer" anx:BungeniSectionUUID="09e297b7-01a7-4c0d-a508-70df6f02d4ff" anx:BungeniSectionVisibility="system" anx:__BungeniMetaEditable="false" style:editable="false">
        <style:columns fo:column-count="1" fo:column-gap="0in"/>
      </style:section-properties>
    </style:style>
    <style:style style:family="section" style:name="Sect21">
      <style:section-properties anx:BungeniSectionID="nJJ9QzQbSAmV9kZtZK86sQ" anx:BungeniSectionType="Part" anx:__BungeniMetaEditable="false" fo:background-color="#ffffa1" fo:margin-left="0.3in" fo:margin-right="0in" style:editable="false">
        <style:columns fo:column-count="1" fo:column-gap="0in"/>
        <style:background-image/>
      </style:section-properties>
    </style:style>
    <style:style style:family="section" style:name="Sect22">
      <style:section-properties anx:BungeniSectionID="nJJ9QzQbSAmV9kZtZK86sQ" anx:BungeniSectionType="NumberedContainer" anx:BungeniSectionUUID="ef79e0c6-43f0-4096-9472-c1ac453543e0" anx:BungeniSectionVisibility="system" anx:__BungeniMetaEditable="false" style:editable="false">
        <style:columns fo:column-count="1" fo:column-gap="0in"/>
      </style:section-properties>
    </style:style>
    <style:style style:family="section" style:name="Sect23">
      <style:section-properties anx:BungeniSectionID="m0W9DHGYTkqq4gCBL3Ga/w" anx:BungeniSectionType="Chapter" anx:__BungeniMetaEditable="false" fo:background-color="#e8ee88" fo:margin-left="0.4in" fo:margin-right="0in" style:editable="false">
        <style:columns fo:column-count="1" fo:column-gap="0in"/>
        <style:background-image/>
      </style:section-properties>
    </style:style>
    <style:style style:family="section" style:name="Sect24">
      <style:section-properties anx:BungeniSectionID="m0W9DHGYTkqq4gCBL3Ga/w" anx:BungeniSectionType="NumberedContainer" anx:BungeniSectionUUID="e563307e-8dc4-4dbf-8a9b-fc94f1ef97a8" anx:BungeniSectionVisibility="system" anx:__BungeniMetaEditable="false" style:editable="false">
        <style:columns fo:column-count="1" fo:column-gap="0in"/>
      </style:section-properties>
    </style:style>
  </office:automatic-styles>
  <office:body>
    <office:text text:use-soft-page-breaks="true">
      <office:forms form:apply-design-mode="false" form:automatic-focus="false"/>
      <text:tracked-changes>
        <text:changed-region text:id="ct-1455174100">
          <text:insertion>
            <office:change-info>
              <dc:creator>Danson Gemo</dc:creator>
              <dc:date>2010-07-27T14:21:00</dc:date>
            </office:change-info>
          </text:insertion>
        </text:changed-region>
        <text:changed-region text:id="ct-1454684824">
          <text:insertion>
            <office:change-info>
              <dc:creator>Danson Gemo</dc:creator>
              <dc:date>2010-07-27T14:21:00</dc:date>
            </office:change-info>
          </text:insertion>
        </text:changed-region>
        <text:changed-region text:id="ct-1446073240">
          <text:insertion>
            <office:change-info>
              <dc:creator>Danson Gemo</dc:creator>
              <dc:date>2010-07-27T13:30:00</dc:date>
            </office:change-info>
          </text:insertion>
        </text:changed-region>
        <text:changed-region text:id="ct-1446073128">
          <text:deletion>
            <office:change-info>
              <dc:creator>Danson Gemo</dc:creator>
              <dc:date>2010-07-27T13:30:00</dc:date>
            </office:change-info>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deletion>
        </text:changed-region>
        <text:changed-region text:id="ct-1446161380">
          <text:deletion>
            <office:change-info>
              <dc:creator>Danson Gemo</dc:creator>
              <dc:date>2010-07-27T13:29:00</dc:date>
            </office:change-info>
            <text:p text:style-name="Standard">organisation</text:p>
          </text:deletion>
        </text:changed-region>
        <text:changed-region text:id="ct-1446161268">
          <text:insertion>
            <office:change-info>
              <dc:creator>Danson Gemo</dc:creator>
              <dc:date>2010-07-27T13:29:00</dc:date>
            </office:change-info>
          </text:insertion>
        </text:changed-region>
        <text:changed-region text:id="ct-1446160932">
          <text:insertion>
            <office:change-info>
              <dc:creator>Danson Gemo</dc:creator>
              <dc:date>2010-07-27T13:29:00</dc:date>
            </office:change-info>
          </text:insertion>
        </text:changed-region>
        <text:changed-region text:id="ct-1446161044">
          <text:insertion>
            <office:change-info>
              <dc:creator>Danson Gemo</dc:creator>
              <dc:date>2010-07-27T13:29:00</dc:date>
            </office:change-info>
          </text:insertion>
        </text:changed-region>
        <text:changed-region text:id="ct-1455238784">
          <text:insertion>
            <office:change-info>
              <dc:creator>Danson Gemo</dc:creator>
              <dc:date>2010-07-27T13:29:00</dc:date>
            </office:change-info>
          </text:insertion>
        </text:changed-region>
        <text:changed-region text:id="ct-1446160596">
          <text:deletion>
            <office:change-info>
              <dc:creator>Danson Gemo</dc:creator>
              <dc:date>2010-07-27T13:28:00</dc:date>
            </office:change-info>
            <text:p text:style-name="Standard">(3) The minister concerned may decide that subsection (1) shall apply to the institutions and companies, mentioned in subsection (2).</text:p>
          </text:deletion>
        </text:changed-region>
        <text:changed-region text:id="ct-1446160484">
          <text:deletion>
            <office:change-info>
              <dc:creator>Danson Gemo</dc:creator>
              <dc:date>2010-07-27T13:28:00</dc:date>
            </office:change-info>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1">
        <text:p text:style-name="Standard"/>
        <text:section text:name="preface" text:style-name="Sect2">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text:change-start text:change-id="ct-1455174100"/>and related <text:change-end text:change-id="ct-1455174100"/>purposes<text:change-start text:change-id="ct-1454684824"/> related to the improvement of human rights<text:change-end text:change-id="ct-1454684824"/>.</text:p>
          <text:p text:style-name="Standard"/>
          <text:p text:style-name="Standard">ENACTED by the Parliament of Kenya, as follows.</text:p>
          <text:p text:style-name="Standard"/>
        </text:section>
        <text:p text:style-name="Standard"/>
        <text:p text:style-name="Standard"/>
        <text:section text:name="part1" text:style-name="Sect3">
          <text:section text:name="num_77cfeca0-68be-4bc9-b854-1fabc5e53437" text:style-name="Sect4">
            <text:p text:style-name="heading_5f_part">PART I - PRELIMINARY</text:p>
          </text:section>
          <text:section text:name="chapter1" text:style-name="Sect5">
            <text:section text:name="num_d3f6bc84-502e-4403-afad-c7a4e3b6f361" text:protected="true" text:style-name="Sect6">
              <text:p text:style-name="heading_5f_chapter">1.Citation </text:p>
            </text:section>
            <text:p text:style-name="Standard"/>
            <text:p text:style-name="Standard">This Act may be cited as the Equal Opportunities Act, 2007</text:p>
          </text:section>
          <text:p text:style-name="Standard"/>
          <text:section text:name="chapter2" text:style-name="Sect7">
            <text:section text:name="num_8aa2d5e0-545b-41ff-ab18-de72b278c4d6" text:protected="true" text:style-name="Sect8">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text:change-start text:change-id="ct-1446073240"/>(c) a person based on appearance;</text:p>
            <text:p text:style-name="Standard"><text:change-end text:change-id="ct-1446073240"/><text:change text:change-id="ct-1446073128"/></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text:soft-page-break/>(iii) the failure to identify and take reasonable measures to remove any barriers to the full enjoyment of access to opportunities by person;</text:p>
            <text:p text:style-name="Standard"/>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name="chapter3" text:style-name="Sect9">
            <text:section text:name="num_6cccf9b5-a83e-4408-81ff-e08fc85cb987" text:protected="true" text:style-name="Sect10">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name="chapter4" text:style-name="Sect11">
            <text:section text:name="num_7a760bc6-6138-4cff-a37a-6d6307fe80fe" text:protected="true" text:style-name="Sect12">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name="part2" text:style-name="Sect13">
          <text:section text:name="num_f065c009-3a2e-45d3-a574-c208b9cdbdad" text:protected="true" text:style-name="Sect14">
            <text:p text:style-name="heading_5f_part">PART II – DUTY TO PROMOTE EQUALITY</text:p>
          </text:section>
          <text:p text:style-name="Standard"/>
          <text:section text:name="chapter5" text:style-name="Sect15">
            <text:section text:name="num_71af8b2d-edd9-4618-86d1-e369b06388c7" text:protected="true" text:style-name="Sect16">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name="chapter6" text:style-name="Sect17">
            <text:section text:name="num_b0a0559c-35f7-4cf7-8275-d89523d46ec4" text:protected="true" text:style-name="Sect18">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3) The authority or <text:change text:change-id="ct-1446161380"/><text:change-start text:change-id="ct-1446161268"/>organization<text:change-end text:change-id="ct-1446161268"/> may <text:change-start text:change-id="ct-1446160932"/>only <text:change-end text:change-id="ct-1446160932"/>deviate from the provision laid down in subsection (1) if there are special reasons for doing so and shall, in such case, state the reason for doing so<text:change-start text:change-id="ct-1446161044"/> in writing and as a gazetted legal <text:change-end text:change-id="ct-1446161044"/><text:change-start text:change-id="ct-1455238784"/>notice<text:change-end text:change-id="ct-1455238784"/>.</text:p>
            <text:p text:style-name="Standard"/>
          </text:section>
          <text:section text:name="chapter7" text:style-name="Sect19">
            <text:section text:name="num_09e297b7-01a7-4c0d-a508-70df6f02d4ff" text:protected="true" text:style-name="Sect20">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text:change text:change-id="ct-1446160596"/></text:p>
            <text:p text:style-name="Standard"/>
            <text:p text:style-name="Standard"><text:change text:change-id="ct-1446160484"/></text:p>
          </text:section>
        </text:section>
        <text:section text:name="part3" text:style-name="Sect21">
          <text:section text:name="num_ef79e0c6-43f0-4096-9472-c1ac453543e0" text:protected="true" text:style-name="Sect22">
            <text:p text:style-name="heading_5f_part">PART III – EQUALITY REPORTS</text:p>
          </text:section>
          <text:p text:style-name="Standard"/>
          <text:section text:name="chapter8" text:style-name="Sect23">
            <text:section text:name="num_e563307e-8dc4-4dbf-8a9b-fc94f1ef97a8" text:protected="true" text:style-name="Sect24">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text:soft-page-break/>submitted to the Minister responsible for the body or institution concerned.</text:p>
            <text:p text:style-name="Standard"/>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Lucida Sans Unicode" style:font-name-complex="Tahoma" style:font-size-asian="12pt" style:font-size-complex="12pt" style:language-asian="zxx" style:language-complex="zxx"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extra" style:family="paragraph" style:name="Drawing" style:parent-style-name="Caption"/>
    <style:style style:auto-update="true" style:class="text" style:display-name="heading_article" style:family="paragraph" style:name="heading_5f_article" style:next-style-name="Text_20_body" style:parent-style-name="Heading_20_1">
      <style:text-properties fo:font-weight="bold" style:font-name="DejaVu Sans"/>
    </style:style>
    <style:style style:display-name="heading_chapter" style:family="paragraph" style:name="heading_5f_chapter" style:next-style-name="Text_20_body" style:parent-style-name="Heading_20_1">
      <style:text-properties fo:font-size="95%" style:font-name="DejaVu Sans"/>
    </style:style>
    <style:style style:auto-update="true" style:display-name="heading_general" style:family="paragraph" style:name="heading_5f_general" style:next-style-name="Text_20_body" style:parent-style-name="Heading_20_1">
      <style:text-properties fo:font-size="105%" style:font-name="DejaVu Sans"/>
    </style:style>
    <style:style style:auto-update="true" style:display-name="heading_subchapter" style:family="paragraph" style:name="heading_5f_subchapter" style:next-style-name="Heading_20_1" style:parent-style-name="Heading_20_1">
      <style:text-properties fo:font-size="95%" style:font-name="DejaVu Sans"/>
    </style:style>
    <style:style style:auto-update="true" style:display-name="heading_section" style:family="paragraph" style:name="heading_5f_section" style:next-style-name="Text_20_body" style:parent-style-name="Heading_20_1">
      <style:text-properties fo:font-size="95%" style:font-name="DejaVu Sans"/>
    </style:style>
    <style:style style:auto-update="true" style:display-name="heading_part" style:family="paragraph" style:name="heading_5f_part" style:next-style-name="Text_20_body" style:parent-style-name="Heading_20_1">
      <style:text-properties style:font-name="DejaVu Sans"/>
    </style:style>
    <style:style style:display-name="heading_para" style:family="paragraph" style:name="heading_5f_para" style:next-style-name="Text_20_body" style:parent-style-name="Heading_20_1">
      <style:text-properties fo:font-size="95%" style:font-name="DejaVu Sans"/>
    </style:style>
    <style:style style:display-name="heading_subpara" style:family="paragraph" style:name="heading_5f_subpara" style:next-style-name="Text_20_body" style:parent-style-name="Heading_20_1"/>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style style:family="paragraph" style:name="MP1" style:parent-style-name="Header">
      <style:text-properties fo:font-size="7pt" fo:font-style="italic" style:font-size-asian="7pt" style:font-size-complex="7pt" style:font-style-asian="italic" style:font-style-complex="italic"/>
    </style:style>
    <style:page-layout style:name="Mpm1">
      <style:page-layout-properties fo:background-color="transparent" fo:margin-bottom="0.7874in" fo:margin-left="0.7874in" fo:margin-right="0.7874in" fo:margin-top="0.25in" fo:page-height="11in" fo:page-width="8.5in" style:footnote-max-height="0in" style:num-format="1" style:print-orientation="portrait" style:writing-mode="lr-tb">
        <style:background-image/>
        <style:footnote-sep style:adjustment="left" style:color="#000000" style:distance-after-sep="0.0398in" style:distance-before-sep="0.0398in" style:rel-width="25%" style:width="0.0071in"/>
      </style:page-layout-properties>
      <style:header-style>
        <style:header-footer-properties fo:margin-bottom="0.1965in" fo:margin-left="0in" fo:margin-right="0in" svg:height="0.6354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generator>OpenOffice.org/3.1$Linux OpenOffice.org_project/310m19$Build-9420</meta:generator>
    <meta:creation-date>2010-07-27T01:17:52</meta:creation-date>
    <meta:editing-cycles>19</meta:editing-cycles>
    <meta:editing-duration>PT01H16M56S</meta:editing-duration>
    <meta:initial-creator>Ashok Hariharan</meta:initial-creator>
    <dc:date>2010-07-27T14:22:20</dc:date>
    <dc:creator>Ashok Hariharan</dc:creator>
    <meta:document-statistic meta:character-count="9646" meta:image-count="0" meta:object-count="0" meta:page-count="5" meta:paragraph-count="81" meta:table-count="0" meta:word-count="1540"/>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Danson Gem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